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orarea</text:p>
          </table:table-cell>
          <table:table-cell office:value-type="string" calcext:value-type="string">
            <text:p>forvol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float" office:value="11.354" calcext:value-type="float">
            <text:p>11.354</text:p>
          </table:table-cell>
          <table:table-cell office:value-type="float" office:value="3381" calcext:value-type="float">
            <text:p>338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00" calcext:value-type="float">
            <text:p>2000</text:p>
          </table:table-cell>
          <table:table-cell office:value-type="float" office:value="15.288" calcext:value-type="float">
            <text:p>15.288</text:p>
          </table:table-cell>
          <table:table-cell office:value-type="float" office:value="2254.28" calcext:value-type="float">
            <text:p>2254.28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00" calcext:value-type="float">
            <text:p>2000</text:p>
          </table:table-cell>
          <table:table-cell office:value-type="float" office:value="8.36925" calcext:value-type="float">
            <text:p>8.36925</text:p>
          </table:table-cell>
          <table:table-cell office:value-type="float" office:value="1058.71" calcext:value-type="float">
            <text:p>1058.7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00" calcext:value-type="float">
            <text:p>2000</text:p>
          </table:table-cell>
          <table:table-cell office:value-type="float" office:value="28.163" calcext:value-type="float">
            <text:p>28.163</text:p>
          </table:table-cell>
          <table:table-cell office:value-type="float" office:value="3184.67" calcext:value-type="float">
            <text:p>3184.6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020" calcext:value-type="float">
            <text:p>2020</text:p>
          </table:table-cell>
          <table:table-cell office:value-type="float" office:value="11.419" calcext:value-type="float">
            <text:p>11.419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020" calcext:value-type="float">
            <text:p>2020</text:p>
          </table:table-cell>
          <table:table-cell office:value-type="float" office:value="17.253" calcext:value-type="float">
            <text:p>17.253</text:p>
          </table:table-cell>
          <table:table-cell office:value-type="float" office:value="3055.83" calcext:value-type="float">
            <text:p>3055.8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020" calcext:value-type="float">
            <text:p>2020</text:p>
          </table:table-cell>
          <table:table-cell office:value-type="float" office:value="9.56613" calcext:value-type="float">
            <text:p>9.56613</text:p>
          </table:table-cell>
          <table:table-cell office:value-type="float" office:value="1424.4" calcext:value-type="float">
            <text:p>1424.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020" calcext:value-type="float">
            <text:p>2020</text:p>
          </table:table-cell>
          <table:table-cell office:value-type="float" office:value="27.98" calcext:value-type="float">
            <text:p>27.98</text:p>
          </table:table-cell>
          <table:table-cell office:value-type="float" office:value="3653.91" calcext:value-type="float">
            <text:p>3653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10" loext:min-decimal-places="0" number:min-integer-digits="1" number:decimal-replacement="" number:grouping="true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ello Lobianco</meta:initial-creator>
    <meta:creation-date>2022-02-21T12:17:45.124017557</meta:creation-date>
    <dc:date>2022-02-21T12:18:39.791923653</dc:date>
    <dc:creator>Antonello Lobianco</dc:creator>
    <meta:editing-duration>PT55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